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Heading_20_2">
      <style:paragraph-properties fo:margin-top="0.0835in" fo:margin-bottom="0.1965in" loext:contextual-spacing="false"/>
    </style:style>
    <style:style style:name="P7" style:family="paragraph" style:parent-style-name="Standard" style:master-page-name="Standard">
      <style:paragraph-properties style:page-number="auto"/>
    </style:style>
    <style:style style:name="P8" style:family="paragraph" style:parent-style-name="Text_20_body">
      <style:text-properties officeooo:paragraph-rsid="00103160"/>
    </style:style>
    <style:style style:name="P9" style:family="paragraph" style:parent-style-name="Text_20_body">
      <style:text-properties officeooo:paragraph-rsid="0010581c"/>
    </style:style>
    <style:style style:name="P10" style:family="paragraph" style:parent-style-name="Text_20_body">
      <style:text-properties officeooo:paragraph-rsid="00155c54"/>
    </style:style>
    <style:style style:name="P11" style:family="paragraph" style:parent-style-name="Text_20_body">
      <style:text-properties officeooo:paragraph-rsid="001578b6"/>
    </style:style>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weight="bold" style:font-weight-asian="bold" style:font-weight-complex="bold"/>
    </style:style>
    <style:style style:name="T5" style:family="text">
      <style:text-properties style:text-position="sub 58%"/>
    </style:style>
    <style:style style:name="T6" style:family="text">
      <style:text-properties style:text-position="sub 58%"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size="14pt" style:text-underline-style="none" style:font-size-asian="14pt" style:font-size-complex="14pt"/>
    </style:style>
    <style:style style:name="T9" style:family="text">
      <style:text-properties style:use-window-font-color="true" fo:font-size="14pt" style:text-underline-style="none" officeooo:rsid="0004e479" style:font-size-asian="14pt" style:font-size-complex="14pt"/>
    </style:style>
    <style:style style:name="T10" style:family="text">
      <style:text-properties fo:font-size="14pt" fo:font-style="normal" style:font-size-asian="14pt" style:font-style-asian="normal" style:font-size-complex="14pt" style:font-style-complex="normal"/>
    </style:style>
    <style:style style:name="T11" style:family="text">
      <style:text-properties officeooo:rsid="00064684"/>
    </style:style>
    <style:style style:name="T12" style:family="text">
      <style:text-properties officeooo:rsid="000821e3"/>
    </style:style>
    <style:style style:name="T13" style:family="text">
      <style:text-properties officeooo:rsid="000f426a"/>
    </style:style>
    <style:style style:name="T14" style:family="text">
      <style:text-properties officeooo:rsid="001002a2"/>
    </style:style>
    <style:style style:name="T15" style:family="text">
      <style:text-properties officeooo:rsid="00103160"/>
    </style:style>
    <style:style style:name="T16" style:family="text">
      <style:text-properties officeooo:rsid="0010581c"/>
    </style:style>
    <style:style style:name="T17" style:family="text">
      <style:text-properties officeooo:rsid="001188a7"/>
    </style:style>
    <style:style style:name="T18" style:family="text">
      <style:text-properties officeooo:rsid="00122ec0"/>
    </style:style>
    <style:style style:name="T19" style:family="text">
      <style:text-properties officeooo:rsid="00128080"/>
    </style:style>
    <style:style style:name="T20" style:family="text">
      <style:text-properties officeooo:rsid="00144869"/>
    </style:style>
    <style:style style:name="T21" style:family="text">
      <style:text-properties officeooo:rsid="00155c54"/>
    </style:style>
    <style:style style:name="T22" style:family="text">
      <style:text-properties officeooo:rsid="001578b6"/>
    </style:style>
    <style:style style:name="T23" style:family="text">
      <style:text-properties officeooo:rsid="0016c6e7"/>
    </style:style>
    <style:style style:name="T24" style:family="text">
      <style:text-properties officeooo:rsid="0018aa14"/>
    </style:style>
    <style:style style:name="T25" style:family="text">
      <style:text-properties officeooo:rsid="001938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8">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9">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9">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8">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6" text:outline-level="2"><text:soft-page-break/><text:span text:style-name="Teletype"><text:span text:style-name="T10">Foreword, a sort of </text:span></text:span><text:line-break/>  </text:h>
      <text:p text:style-name="Quote">Apologies &amp; Excuses </text:p>
      <text:p text:style-name="P8">Being completely clean of fanc<text:span text:style-name="T13">y</text:span> flights of fantasy, <text:span text:style-name="T13">aggravated by</text:span> all thumbs at spinning yarn, left <text:span text:style-name="T13">me </text:span>no choice but telling the truth, the whole truth and nothing but the truth; in other words, no <text:span text:style-name="T13">merry</text:span> sallies from within the straitjacket of my personal experience. <text:span text:style-name="T14">Which</text:span>, muchly rueful, limitations annul any ambition to keep abreast with the hackney <text:span text:style-name="T15">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5">real </text:span>nice and smoothly, neither would you in a breeze pull off a fickle fancy whatsoever, like, walking through the walls and over the waters or, <text:span text:style-name="T15">say, </text:span><text:s/>indulging in unhealthy recreational addiction to sucking strangers’ blood in <text:span text:style-name="T16">totally</text:span> unsanitary environs. (A sigh.) </text:p>
      <text:p text:style-name="Quote"><text:span text:style-name="T4">Structure &amp; Content</text:span> </text:p>
      <text:p text:style-name="Text_20_body">Starting with its lengthy title, the novel <text:span text:style-name="T16">goes past</text:span> this here foreword, sort of, and through the following epigraph—curt, but to the point—flows into the narration not marked by <text:span text:style-name="T16">overly</text:span> excessive terseness, four books all in all, with certain passages well nigh sufficient to efface the credence to my solemn oath in the above subsection being taken in good faith. </text:p>
      <text:p text:style-name="Text_20_body">Not every truth gets a <text:span text:style-name="T12">warmhearted</text:span> welcome, no one is guaranteed from someone else tossing their back up <text:span text:style-name="T16">to emphasize</text:span> a torrid protest, “Bullshit! Don't dream of selling me that!” </text:p>
      <text:p text:style-name="P9">My meek, immediate, amicable, advise to deeply disbelieving skeptics is to put <text:span text:style-name="T7">The Rascally Romance</text:span> off until they, hopefully, obtain a clearer vision that even truth now and then comprise surprises on a par with any of the <text:span text:style-name="T11">weirdest</text:span> phantasms. And if the truth of this observation <text:span text:style-name="T17">rests</text:span> dim for some <text:span text:style-name="T17">obtuse </text:span>dork, then, “I do envy you, O, truly blessed one!.” <text:span text:style-name="T16">is</text:span> all there is to say.</text:p>
      <text:p text:style-name="Text_20_body"><text:span text:style-name="T17">Though</text:span> a first-person story, <text:span text:style-name="T7">The Rascally Romance</text:span>, nonetheless, is not a self-relishing report about me, myself and the Number One, yet a portrayal of the whole generation from the most breathtaking, <text:span text:style-name="T11">unequaled</text:span>, and fascinating era since the world creation. </text:p>
      <text:p text:style-name="Text_20_body">Now, with <text:span text:style-name="T11">comprehending</text:span> bitterness, I witness the glorious period cinched tightly with a couple of labels, <text:span text:style-name="T11">crisscross</text:span>—«stagnation»&gt;&lt;«restructuring»—packed and sealed, all readied to be dumped into the bottomless bin of the past. Yet, neither <text:soft-page-break/>smart labeling nor shifty package tricks would ever eliminate the fact that the entire history of mankind owns no period to match the one when so young we were. </text:p>
      <text:p text:style-name="Quote">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7">rabid realism</text:span>, to wit, this particular ball is ruled by Mrs. Naked Truth handing soft soap out to neither written nor tacit laws. </text:p>
      <text:p text:style-name="Text_20_body">Moving from the style to the language used in <text:span text:style-name="T7">The Rascally Romance</text:span>, it should be noted that the grim-mouthed pearl-clutching language purists might disapprove of presence in the body text <text:span text:style-name="T18">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18">ny </text:span>map <text:span text:style-name="T18">or</text:span> compass <text:span text:style-name="T19">surrounded by</text:span> hundreds upon hundreds of pages in each direction, to deprive them of any guiding star or two, calls for <text:span text:style-name="T19">an exceptionally brazen</text:span> brutality. </text:p>
      <text:p text:style-name="Text_20_body">A <text:span text:style-name="T20">caring</text:span> compassion for humanoid brethren and sistern stirred me up to adding <text:span text:style-name="T7">The Table of Contents</text:span>. </text:p>
      <text:p text:style-name="Text_20_body">Ain’t I a fucking philanthropist thereafter?. </text:p>
      <text:p text:style-name="Quote">Acknowledgments &amp; Disclaimer </text:p>
      <text:p text:style-name="Text_20_body">I thank you all, whose names <text:span text:style-name="T20">appear</text:span> in the <text:span text:style-name="T20">tale</text:span>, as well as those who are not in there (you are indefinitely more in numbers and your contribution to this here work having been written after all is <text:span text:style-name="T20">equally important</text:span>). </text:p>
      <text:p text:style-name="P10">And <text:span text:style-name="T21">no less essential was your</text:span> reading along at least up to this very line. Any book can only be produced by a collaborative team of two: the reader and the author. Thank you because <text:span text:style-name="T21">I am (dead serious and no kidding)</text:span> huge<text:span text:style-name="T21">ly</text:span> honor<text:span text:style-name="T21">ed</text:span> <text:span text:style-name="T21">by </text:span>your <text:span text:style-name="T22">most</text:span> kind cooperation. </text:p>
      <text:p text:style-name="P11">And now we’ve just reached the point when everyone has to decide for themselves whether to <text:span text:style-name="T22">re</text:span>turn to the<text:span text:style-name="T22">ir</text:span> pursuit of customary business and/or pleasures, to all those pet joys, and daily problems alongside with habitual rewards and outlets befitting people of sober good sort <text:span text:style-name="T22">which </text:span>(between <text:span text:style-name="T22">the </text:span>two <text:span text:style-name="T22">of us</text:span>, as one buddy-<text:soft-page-break/>teammate to the other<text:span text:style-name="T22">)</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2">of this kind </text:span>I do have to shut up and take a breather, meanwhile, feel free to use the stretch for making your informed decision... </text:p>
      <text:p text:style-name="Text_20_body"><text:span text:style-name="T24">Sincerely,</text:span> <text:span text:style-name="T24">it doesn’t matter what you choose</text:span>, <text:span text:style-name="T25">just don’t hurry at</text:span> making up your mind and stay assured whatever the <text:span text:style-name="T23">outcome</text:span> there’s no <text:span text:style-name="T23">way</text:span> to put the blame on me because of the disclaimer in conclusion – </text:p>
      <text:h text:style-name="P6"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6">~ ~ ~</text:span> The <text:bookmark-start text:name="Birchbark"/>Birchbark <text:bookmark-end text:name="Birchbark"/>Sketches</text:h>
      <text:p text:style-name="Subtitle">~ ~ ~</text:p>
      <text:h text:style-name="Heading_20_1" text:outline-level="1"><text:span text:style-name="T5">~ ~ ~</text:span> The <text:bookmark-start text:name="Genesis"/>Genesis<text:bookmark-end text:name="Genesis"/></text:h>
      <text:p text:style-name="Subtitle">~ ~ ~</text:p>
      <text:h text:style-name="Heading_20_1" text:outline-level="1"><text:span text:style-name="T5">~ ~ ~</text:span> The <text:bookmark-start text:name="Childhood"/>Childhood<text:bookmark-end text:name="Childhood"/></text:h>
      <text:p text:style-name="Subtitle">~ ~ ~</text:p>
      <text:h text:style-name="Heading_20_1" text:outline-level="1"><text:span text:style-name="T5">~ ~ ~</text:span> The <text:bookmark-start text:name="Adolescence"/>Adolescence<text:bookmark-end text:name="Adolescence"/></text:h>
      <text:p text:style-name="Subtitle">~ ~ ~</text:p>
      <text:h text:style-name="Heading_20_1" text:outline-level="1"><text:span text:style-name="T5">~ ~ ~</text:span> The Youth</text:h>
      <text:p text:style-name="Subtitle">~ ~ ~</text:p>
      <text:h text:style-name="Heading_20_1" text:outline-level="1"><text:soft-page-break/><text:span text:style-name="T5">~ ~ ~</text:span> My Universities: Part <text:bookmark-start text:name="One"/>One<text:bookmark-end text:name="One"/></text:h>
      <text:p text:style-name="Subtitle">~ ~ ~</text:p>
      <text:h text:style-name="Heading_20_1" text:outline-level="1"><text:span text:style-name="T5">~ ~ ~</text:span> My Universities: Part <text:bookmark-start text:name="Two"/>Two<text:bookmark-end text:name="Two"/></text:h>
      <text:p text:style-name="Subtitle">~ ~ ~</text:p>
      <text:h text:style-name="Heading_20_1" text:outline-level="1"><text:span text:style-name="T5">~ ~ ~</text:span> The Parade of <text:bookmark-start text:name="Planets"/>Planets<text:bookmark-end text:name="Planets"/></text:h>
      <text:p text:style-name="Subtitle">~ ~ ~</text:p>
      <text:h text:style-name="Heading_20_1" text:outline-level="1"><text:span text:style-name="T5">~ ~ ~</text:span> The <text:bookmark-start text:name="Married"/>Married <text:bookmark-end text:name="Married"/>Life</text:h>
      <text:p text:style-name="Subtitle">~ ~ ~</text:p>
      <text:h text:style-name="Heading_20_1" text:outline-level="1"><text:span text:style-name="T5">~ ~ ~</text:span> <text:bookmark-start text:name="Defying"/>Defying <text:bookmark-end text:name="Defying"/>the Wash</text:h>
      <text:p text:style-name="Subtitle">~ ~ ~</text:p>
      <text:h text:style-name="Heading_20_1" text:outline-level="1"><text:span text:style-name="T5">~ ~ ~</text:span> The Solitary <text:bookmark-start text:name="Barge"/>Barge <text:bookmark-end text:name="Barge"/>Hauler</text:h>
      <text:p text:style-name="Subtitle">~ ~ ~</text:p>
      <text:h text:style-name="Heading_20_1" text:outline-level="1"><text:span text:style-name="T5">~ ~ ~</text:span> The Ivory <text:bookmark-start text:name="Tower"/>Tower<text:bookmark-end text:name="Tower"/></text:h>
      <text:p text:style-name="Subtitle">~ ~ ~</text:p>
      <text:h text:style-name="Heading_20_1" text:outline-level="1"><text:span text:style-name="T5">~ ~ ~</text:span> The <text:bookmark-start text:name="Eastern"/>Eastern <text:bookmark-end text:name="Eastern"/>Corridor</text:h>
      <text:p text:style-name="Subtitle">~ ~ ~</text:p>
      <text:h text:style-name="Heading_20_1" text:outline-level="1"><text:span text:style-name="T5">~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70</meta:editing-cycles>
    <meta:creation-date>2020-04-05T06:17:00</meta:creation-date>
    <dc:date>2020-06-06T22:44:57.230467379</dc:date>
    <meta:editing-duration>PT15H4M29S</meta:editing-duration>
    <meta:generator>LibreOffice/6.1.5.2$Linux_X86_64 LibreOffice_project/10$Build-2</meta:generator>
    <meta:document-statistic meta:table-count="0" meta:image-count="0" meta:object-count="0" meta:page-count="5" meta:paragraph-count="90" meta:word-count="1193" meta:character-count="6711" meta:non-whitespace-character-count="5583"/>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